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F000002279034C47C.png"/>
  <manifest:file-entry manifest:media-type="image/png" manifest:full-path="Pictures/10000000000002900000022C6AE1D387.png"/>
  <manifest:file-entry manifest:media-type="image/png" manifest:full-path="Pictures/10000000000003CC0000022992E8EF22.png"/>
  <manifest:file-entry manifest:media-type="image/png" manifest:full-path="Pictures/10000000000003D0000002A2B033C82A.png"/>
  <manifest:file-entry manifest:media-type="image/png" manifest:full-path="Pictures/10000000000003A9000002A367B2FCFF.png"/>
  <manifest:file-entry manifest:media-type="image/png" manifest:full-path="Pictures/100000000000032D0000029C97DD97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Графический объект2" text:anchor-type="paragraph" svg:x="0.053cm" svg:y="12.541cm" svg:width="16.999cm" svg:height="9.606cm" draw:z-index="1"><draw:image xlink:href="Pictures/10000000000003CF000002279034C47C.png" xlink:type="simple" xlink:show="embed" xlink:actuate="onLoad"/></draw:frame><draw:frame draw:style-name="fr1" draw:name="Графический объект1" text:anchor-type="paragraph" svg:width="16.999cm" svg:height="9.67cm" draw:z-index="0"><draw:image xlink:href="Pictures/10000000000003CC0000022992E8EF2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Графический объект4" text:anchor-type="paragraph" svg:x="-0.238cm" svg:y="13.097cm" svg:width="16.999cm" svg:height="13.966cm" draw:z-index="3"><draw:image xlink:href="Pictures/100000000000032D0000029C97DD97C0.png" xlink:type="simple" xlink:show="embed" xlink:actuate="onLoad"/></draw:frame><draw:frame draw:style-name="fr2" draw:name="Графический объект3" text:anchor-type="paragraph" svg:x="0.646cm" svg:y="-0.873cm" svg:width="15.706cm" svg:height="13.16cm" draw:z-index="2"><draw:image xlink:href="Pictures/10000000000002900000022C6AE1D387.png" xlink:type="simple" xlink:show="embed" xlink:actuate="onLoad"/></draw:frame><text:soft-page-break/></text:p>
      <text:p text:style-name="Standard"><draw:frame draw:style-name="fr1" draw:name="Графический объект5" text:anchor-type="paragraph" svg:width="16.999cm" svg:height="11.737cm" draw:z-index="4"><draw:image xlink:href="Pictures/10000000000003D0000002A2B033C82A.png" xlink:type="simple" xlink:show="embed" xlink:actuate="onLoad"/></draw:frame><draw:frame draw:style-name="fr2" draw:name="Графический объект6" text:anchor-type="paragraph" svg:x="0cm" svg:y="12.674cm" svg:width="16.999cm" svg:height="12.245cm" draw:z-index="5"><draw:image xlink:href="Pictures/10000000000003A9000002A367B2FCF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9S</meta:editing-duration>
    <meta:editing-cycles>3</meta:editing-cycles>
    <meta:generator>OpenOffice/4.1.3$Win32 OpenOffice.org_project/413m1$Build-9783</meta:generator>
    <dc:date>2019-02-26T23:35:26.46</dc:date>
    <meta:document-statistic meta:table-count="0" meta:image-count="6" meta:object-count="0" meta:page-count="3" meta:paragraph-count="0" meta:word-count="0" meta:character-count="0"/>
    <dc:creator>Александр Р.</dc:creator>
    <meta:user-defined meta:name="Info 1"/>
    <meta:user-defined meta:name="Info 2"/>
    <meta:user-defined meta:name="Info 3"/>
    <meta:user-defined meta:name="Info 4"/>
  </office:meta>
</office:document-meta>
</file>